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2-12-16_07-52-46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2-16_02-53-27_000.jpg</text:p>
          </table:table-cell>
          <table:table-cell table:style-name="ce27" office:value-type="string">
            <text:p>:m :PHOTO 寝た時刻 / 2022 / オナニー、未了、duration=2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2-12-16_09-47-11_000.jpg</text:p>
          </table:table-cell>
          <table:table-cell table:style-name="ce27" office:value-type="string">
            <text:p>:m / daylog メモ / partial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/ daylog メモ / partial / 2022">
            <text:p>:m / daylog メモ / partial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2-16_07-52-5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2-16_08-18-56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2-15_21-17-4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2-12-16_16-27-01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2-12-16_07-56-26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2-16_00-36-36_000.jpg</text:p>
          </table:table-cell>
          <table:table-cell table:style-name="ce27" office:value-type="string">
            <text:p>:m #*# RES / free# S87DP9 記事読み / id=2RN0(browser=yandex) / media=sputnik:chinese / theme=ペルシャ湾：密輸：燃料,content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#*# RES / free# S87DP9 記事読み / id=2RN0(browser=yandex) / media=sputnik:chinese / theme=ペルシャ湾：密輸：燃料,content=~,other=~">
            <text:p>:m #*# RES / free# S87DP9 記事読み / id=2RN0(browser=yandex) / media=sputnik:chinese / theme=ペルシャ湾：密輸：燃料,content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2-16_08-49-25_000.jpg</text:p>
          </table:table-cell>
          <table:table-cell table:style-name="ce27" office:value-type="string">
            <text:p>:m 記録 / 身体 / 全身像 / 顔 / 様子 / time=朝；occasion=本を読んだあと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記録 / 身体 / 全身像 / 顔 / 様子 / time=朝；occasion=本を読んだあと">
            <text:p>:m 記録 / 身体 / 全身像 / 顔 / 様子 / time=朝；occasion=本を読んだあと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7" office:value-type="string">
            <text:p>2022-12-16_17-51-16_000.jpg</text:p>
          </table:table-cell>
          <table:table-cell table:style-name="ce27" office:value-type="string">
            <text:p>:m RES 1*1 / free# JVEMV6 83#_62:1 / 83. chemistry / topics=『読み物　物理化学』,w=相互作用,s=~,i=~,other=,next=~,doc=r-1-1~1.3:p.15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1*1 / free# JVEMV6 83#_62:1 / 83. chemistry / topics=『読み物　物理化学』,w=相互作用,s=~,i=~,other=,next=~,doc=r-1-1~1.3:p.15">
            <text:p>:m RES 1*1 / free# JVEMV6 83#_62:1 / 83. chemistry / topics=『読み物　物理化学』,w=相互作用,s=~,i=~,other=,next=~,doc=r-1-1~1.3:p.15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2-12-15_22-17-58_000.mp4</text:p>
          </table:table-cell>
          <table:table-cell table:style-name="ce27" office:value-type="string">
            <text:p>:VIDEO / @自室 / 記録 / jap.flute / 演奏、play / R=1 / genre=melody:melody-for:kan:new-mouth-shape,file-piece-id=~,session=hour-22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VIDEO / @自室 / 記録 / jap.flute / 演奏、play / R=1 / genre=melody:melody-for:kan:new-mouth-shape,file-piece-id=~,session=hour-22,other=~ / follow~">
            <text:p>:VIDEO / @自室 / 記録 / jap.flute / 演奏、play / R=1 / genre=melody:melody-for:kan:new-mouth-shape,file-piece-id=~,session=hour-22,other=~ / follow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2-15_22-20-19_000.mp4</text:p>
          </table:table-cell>
          <table:table-cell table:style-name="ce27" office:value-type="string">
            <text:p>:VIDEO / @自室 / 記録 / jap.flute / 演奏、play / R=1 / genre=record,for=mouth-shape:kan2,file-piece-id=~,session=hour-22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VIDEO / @自室 / 記録 / jap.flute / 演奏、play / R=1 / genre=record,for=mouth-shape:kan2,file-piece-id=~,session=hour-22,other=~ / follow~">
            <text:p>:VIDEO / @自室 / 記録 / jap.flute / 演奏、play / R=1 / genre=record,for=mouth-shape:kan2,file-piece-id=~,session=hour-22,other=~ / follow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/12/17</text:date>, <text:time>11:5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7T11:55:44.09</dc:date>
    <dc:creator>iwabuchi ken</dc:creator>
    <meta:editing-duration>P51DT23H16M20S</meta:editing-duration>
    <meta:editing-cycles>16726</meta:editing-cycles>
    <meta:document-statistic meta:table-count="2" meta:cell-count="921" meta:object-count="0"/>
    <meta:user-defined meta:name="qrichtext">1</meta:user-defined>
  </office:meta>
</office:document-meta>
</file>